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0cm" fo:margin-right="0cm" fo:text-align="justify" style:justify-single-word="false" fo:text-indent="0.423cm" style:auto-text-indent="false"/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5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Preformatted_20_Text" style:list-style-name="L9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0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1" style:family="paragraph" style:parent-style-name="Standard" style:list-style-name="L10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7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="Courier New1" fo:font-size="12pt" style:font-name-asian="黑体" style:font-size-asian="12pt" style:font-size-complex="12pt"/>
    </style:style>
    <style:style style:name="T4" style:family="text">
      <style:text-properties style:font-name="Courier New1" fo:font-size="12pt" style:font-name-asian="宋体1" style:font-size-asian="12pt" style:font-size-complex="12pt"/>
    </style:style>
    <style:style style:name="T5" style:family="text">
      <style:text-properties style:font-name-asian="黑体"/>
    </style:style>
    <style:style style:name="T6" style:family="text">
      <style:text-properties style:font-name="黑体" style:font-name-asian="黑体"/>
    </style:style>
    <style:style style:name="T7" style:family="text">
      <style:text-properties style:font-name-asian="黑体1"/>
    </style:style>
    <style:style style:name="T8" style:family="text">
      <style:text-properties style:font-name="宋体"/>
    </style:style>
    <style:style style:name="T9" style:family="text">
      <style:text-properties fo:color="#ff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1.1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li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1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1.1.tar.bz2，存放在某个临时的目录中(如/temp)。执行：</text:p>
      <text:p text:style-name="P5"/>
      <text:p text:style-name="P5">cd /temp</text:p>
      <text:p text:style-name="P5">tar jxvf fcitx-3.1.1.tar.bz2</text:p>
      <text:p text:style-name="P5"/>
      <text:p text:style-name="P5">这样会建立目录fcitx-3.1.1，所有的源码都在该目录中。</text:p>
      <text:p text:style-name="P5">执行以下命令编译安装：</text:p>
      <text:p text:style-name="P5"/>
      <text:p text:style-name="P5">cd fcitx-3.1.1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1.1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QT-3.3.3的环境下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[程序]</text:p>
            <text:p text:style-name="P9">显示字体(中)=*</text:p>
            <text:p text:style-name="P9">显示字体(英)=Courier</text:p>
            <text:p text:style-name="P9">显示字体大小=16</text:p>
            <text:p text:style-name="P9">主窗口字体大小=11</text:p>
            <text:p text:style-name="P9">是否使用AA字体=1</text:p>
            <text:p text:style-name="P9"/>
            <text:p text:style-name="P9">[输出]</text:p>
            <text:p text:style-name="P9">数字后跟半角符号=1</text:p>
            <text:p text:style-name="P9">Enter键行为=2</text:p>
            <text:p text:style-name="P9">分号输入英文=0</text:p>
            <text:p text:style-name="P9">大写字母输入英文=1</text:p>
            <text:p text:style-name="P9">联想方式禁止翻页=1</text:p>
            <text:p text:style-name="P9">LumaQQ支持=1</text:p>
            <text:p text:style-name="P9"/>
            <text:p text:style-name="P9">[界面]</text:p>
            <text:p text:style-name="P9">候选词个数=5</text:p>
            <text:p text:style-name="P9">主窗口是否使用3D界面=0</text:p>
            <text:p text:style-name="P9">输入条使用3D界面=2</text:p>
            <text:p text:style-name="P9">主窗口隐藏模式=0</text:p>
            <text:p text:style-name="P9">是否自动隐藏输入条=1</text:p>
            <text:p text:style-name="P9">光标色=92 210 131</text:p>
            <text:p text:style-name="P9">主窗口背景色=220 220 220</text:p>
            <text:p text:style-name="P9">主窗口线条色=100 180 255</text:p>
            <text:p text:style-name="P9">主窗口输入法名称色=170 170 170 150 200 150 0 0 255</text:p>
            <text:p text:style-name="P9">输入窗背景色=240 240 240</text:p>
            <text:p text:style-name="P9">输入窗提示色=255 0 0</text:p>
            <text:p text:style-name="P9">输入窗用户输入色=0 0 255</text:p>
            <text:p text:style-name="P9">输入窗序号色=200 0 0</text:p>
            <text:p text:style-name="P9">输入窗第一个候选字色=0 150 100</text:p>
            <text:p text:style-name="P9">#该颜色值只用于拼音中的用户自造词</text:p>
            <text:p text:style-name="P9">输入窗用户词组色=0 0 255</text:p>
            <text:p text:style-name="P9">输入窗提示编码色=100 100 255</text:p>
            <text:p text:style-name="P9">#五笔、拼音的单字/系统词组均使用该颜色</text:p>
            <text:p text:style-name="P9">输入窗其它文本色=0 0 0</text:p>
            <text:p text:style-name="P9">输入窗线条色=100 200 255</text:p>
            <text:p text:style-name="P9">输入窗箭头色=255 150 255</text:p>
            <text:p text:style-name="P9"/>
            <text:p text:style-name="P9">#除了“中英文快速切换键”外，其它的热键均可设置为两个，中间用空格分隔</text:p>
            <text:p text:style-name="P9">[热键]</text:p>
            <text:p text:style-name="P9">打开/关闭输入法=CTRL_SPACE</text:p>
            <text:p text:style-name="P9">#中英文快速切换键 可以设置为L_CTRL R_CTRL L_SHIFT R_SHIFT</text:p>
            <text:p text:style-name="P9">中英文快速切换键=L_SHIFT</text:p>
            <text:p text:style-name="P9">双击中英文切换=0</text:p>
            <text:p text:style-name="P9">光标跟随=CTRL_K</text:p>
            <text:p text:style-name="P9">GBK支持=CTRL_M</text:p>
            <text:p text:style-name="P9">联想支持=CTRL_L</text:p>
            <text:p text:style-name="P9">全半角=SHIFT_SPACE</text:p>
            <text:p text:style-name="P9">中文标点=ALT_SPACE</text:p>
            <text:p text:style-name="P9">上一页=-</text:p>
            <text:p text:style-name="P9">下一页==</text:p>
            <text:p text:style-name="P9">第二三候选词选择键=CTRL</text:p>
            <text:p text:style-name="P9"/>
            <text:p text:style-name="P9">[输入法]</text:p>
            <text:p text:style-name="P9">使用拼音=1</text:p>
            <text:p text:style-name="P9">使用双拼=0</text:p>
            <text:p text:style-name="P9">使用区位=1</text:p>
            <text:p text:style-name="P9">使用码表=1</text:p>
            <text:p text:style-name="P9">提示词库中的词组=0</text:p>
            <text:p text:style-name="P9"/>
            <text:p text:style-name="P9">[拼音]</text:p>
            <text:p text:style-name="P9">使用全拼=0</text:p>
            <text:p text:style-name="P9">拼音自动组词=1</text:p>
            <text:p text:style-name="P9">保存自动组词=0</text:p>
            <text:p text:style-name="P9">增加拼音常用字=CTRL_8</text:p>
            <text:p text:style-name="P9">删除拼音常用字=CTRL_7</text:p>
            <text:p text:style-name="P9">删除拼音用户词组=CTRL_DELETE</text:p>
            <text:p text:style-name="P9">#拼音以词定字键，等号后面紧接键，不要有空格</text:p>
            <text:p text:style-name="P9">拼音以词定字键=[]</text:p>
            <text:p text:style-name="P9">#重码调整方式说明：0--&gt;不调整 <text:s/>1--&gt;快速调整 <text:s/>2--&gt;按频率调整</text:p>
            <text:p text:style-name="P9">拼音单字重码调整方式=2</text:p>
            <text:p text:style-name="P9">拼音词组重码调整方式=1</text:p>
            <text:p text:style-name="P9">拼音常用词重码调整方式=0</text:p>
            <text:p text:style-name="P9">是否模糊an和ang=0</text:p>
            <text:p text:style-name="P9">是否模糊en和eng=0</text:p>
            <text:p text:style-name="P9">是否模糊ian和iang=0</text:p>
            <text:p text:style-name="P9">是否模糊in和ing=0</text:p>
            <text:p text:style-name="P9">是否模糊ou和u=0</text:p>
            <text:p text:style-name="P9">是否模糊uan和uang=0</text:p>
            <text:p text:style-name="P9">是否模糊c和ch=0</text:p>
            <text:p text:style-name="P9">是否模糊f和h=0</text:p>
            <text:p text:style-name="P9">是否模糊l和n=0</text:p>
            <text:p text:style-name="P9">是否模糊s和sh=0</text:p>
            <text:p text:style-name="P9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2">
        <text:list-item>
          <text:p text:style-name="P11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2"><text:span text:style-name="T5">候选词个数</text:span>：选择范围为1~10，如果大于10，则为10。</text:p>
        </text:list-item>
        <text:list-item>
          <text:p text:style-name="P12"><text:span text:style-name="T6">输入条使用3D界面</text:span>：0--&gt;不使用3D界面；1--&gt;输入条使用凸出效果；2--&gt;输入条使用凹进效果。</text:p>
        </text:list-item>
        <text:list-item>
          <text:p text:style-name="P12"><text:span text:style-name="T5">是否自动隐藏输入条</text:span>：设置为1时，只有当输入条有提示信息前才会显示。</text:p>
        </text:list-item>
        <text:list-item>
          <text:p text:style-name="P12"><text:span text:style-name="T5">主窗口隐藏模式：</text:span>0--&gt;一直显示在顶层；1--&gt;只有在中文输入状态下才显示；2--&gt;不显示。</text:p>
        </text:list-item>
        <text:list-item>
          <text:p text:style-name="P12"><text:span text:style-name="T6">Enter键行为</text:span>：当有用户输入时，0--&gt;不处理；1--&gt;清除用户输入；2--&gt;用户输入的字母上屏。</text:p>
        </text:list-item>
        <text:list-item>
          <text:p text:style-name="P12"><text:span text:style-name="T7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2"><text:span text:style-name="T5">使用拼音</text:span>：是否使用全拼。</text:p>
        </text:list-item>
        <text:list-item>
          <text:p text:style-name="P12"><text:span text:style-name="T5">使用双拼</text:span>：是否使用双拼。</text:p>
        </text:list-item>
        <text:list-item>
          <text:p text:style-name="P12"><text:span text:style-name="T5">使用区位</text:span>：是否使用区位输入。</text:p>
        </text:list-item>
        <text:list-item>
          <text:p text:style-name="P12"><text:span text:style-name="T5">使用码表</text:span>：是否使用码表输入法。</text:p>
        </text:list-item>
        <text:list-item>
          <text:p text:style-name="P12"><text:span text:style-name="T5">提示词库中的词组</text:span>：该选项针对码表输入法，打开的话会提示您系统已有的词组，然后根据屏幕提示操作即可。 </text:p>
        </text:list-item>
        <text:list-item>
          <text:p text:style-name="P12"><text:span text:style-name="T5">使用全拼</text:span>：打开该选项的话，拼音将以全拼的方式工作，此时不进行简拼的匹配。</text:p>
        </text:list-item>
        <text:list-item>
          <text:p text:style-name="P12"><text:span text:style-name="T5">拼音自动组词</text:span>：该功能指定是否进行拼音的短语输入。</text:p>
        </text:list-item>
        <text:list-item>
          <text:p text:style-name="P12"><text:span text:style-name="T5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3">1、拼音输入</text:p>
      <text:list text:style-name="L3">
        <text:list-item>
          <text:p text:style-name="P14">支持全/简/双拼，双拼可自定义键盘方案</text:p>
        </text:list-item>
        <text:list-item>
          <text:p text:style-name="P14">常用字表</text:p>
        </text:list-item>
        <text:list-item>
          <text:p text:style-name="P14">特殊符号输入</text:p>
        </text:list-item>
        <text:list-item>
          <text:p text:style-name="P14">完善的预编辑</text:p>
        </text:list-item>
        <text:list-item>
          <text:p text:style-name="P14">支持以词定字</text:p>
        </text:list-item>
      </text:list>
      <text:p text:style-name="P15"><text:s/></text:p>
      <text:p text:style-name="P16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8">”</text:span>时，“的”总放在第一个，可以按以下操作： </text:p>
      <text:list text:style-name="L4">
        <text:list-item>
          <text:p text:style-name="P17">进入拼音状态</text:p>
        </text:list-item>
        <text:list-item>
          <text:p text:style-name="P17">输入“d<text:span text:style-name="T8">”</text:span>，用翻页键-=/,.查找“的”字，直到它显示在候选字表中按ctrl+8，然后按“的”前面的数字序号即可</text:p>
        </text:list-item>
        <text:list-item>
          <text:p text:style-name="P17">按上述操作可以为某个拼音编码设置多个常用字。您可以设置常用字表内的字频调节方式。 </text:p>
        </text:list-item>
      </text:list>
      <text:p text:style-name="P9"/>
      <text:p text:style-name="P16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定义了自然码方案，您可以将它修改为自己习惯的方式。<text:span text:style-name="T2">注意</text:span>，模糊拼音的设置也会在双拼中生效。</text:p>
      <text:p text:style-name="P5"/>
      <text:p text:style-name="P16">* 以词定字</text:p>
      <text:p text:style-name="P18">fcitx支持“以词定字”，以方便录入某些排序比较靠后的字。利用SHIFT_&lt;词组序号&gt;，按以词定字键（默认为'['/']'）选择该词组的第一个或最后一个字。</text:p>
      <text:p text:style-name="P18">比如，在默认设置下，如果想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6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9">建议</text:span>：特殊符号的编码应该足够长，免得影响正常的汉字录入。</text:p>
      <text:p text:style-name="P5">*<text:span text:style-name="T9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6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3">2、区位输入</text:p>
      <text:p text:style-name="P5">fcitx支持0~9的区位输入。 </text:p>
      <text:p text:style-name="P9"/>
      <text:p text:style-name="P13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5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5">[码表]</text:p>
            <text:p text:style-name="P15">名称=五笔86</text:p>
            <text:p text:style-name="P15">码表=wbx.mb</text:p>
            <text:p text:style-name="P15">调频=0</text:p>
            <text:p text:style-name="P19">反查拼音=1</text:p>
            <text:p text:style-name="P15">拼音=1</text:p>
            <text:p text:style-name="P15">拼音键=z</text:p>
            <text:p text:style-name="P15">自动上屏=1</text:p>
            <text:p text:style-name="P15">模糊=1</text:p>
            <text:p text:style-name="P15">模糊键=z</text:p>
            <text:p text:style-name="P15">自动词组=1</text:p>
            <text:p text:style-name="P15">自动词组长度=4</text:p>
            <text:p text:style-name="P15">词组参与自动造词=0</text:p>
            <text:p text:style-name="P15">保存自动词组=3</text:p>
            <text:p text:style-name="P15">精确匹配=0</text:p>
            <text:p text:style-name="P15">提示编码=0</text:p>
            <text:p text:style-name="P15">符号=zzzz</text:p>
            <text:p text:style-name="P15">符号文件=wbfh.mb</text:p>
            <text:p text:style-name="P15"/>
            <text:p text:style-name="P15">[码表]</text:p>
            <text:p text:style-name="P15">名称=二笔</text:p>
            <text:p text:style-name="P15">码表=erbi.mb</text:p>
            <text:p text:style-name="P15">调频=0</text:p>
            <text:p text:style-name="P19">反查拼音=1</text:p>
            <text:p text:style-name="P15">拼音=1</text:p>
            <text:p text:style-name="P15">拼音键=z</text:p>
            <text:p text:style-name="P15">自动上屏=1</text:p>
            <text:p text:style-name="P15">模糊=1</text:p>
            <text:p text:style-name="P15">模糊键=*</text:p>
            <text:p text:style-name="P15">自动词组=1</text:p>
            <text:p text:style-name="P15">自动词组长度=4</text:p>
            <text:p text:style-name="P15">精确匹配=0</text:p>
            <text:p text:style-name="P15">提示编码=0</text:p>
            <text:p text:style-name="P15">符号=uuuu</text:p>
            <text:p text:style-name="P15">符号文件=ebfh.mb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5">
        <text:list-item>
          <text:list>
            <text:list-item>
              <text:p text:style-name="P20">名称：显示在程序主窗口的输入法名称。</text:p>
            </text:list-item>
            <text:list-item>
              <text:p text:style-name="P20">码表：该码表输入法的码表文件名，程序会先查找~/.fcitx，然后在安装目录中找。</text:p>
            </text:list-item>
            <text:list-item>
              <text:p text:style-name="P20">调频：与拼音中的相应设置意义一样。</text:p>
            </text:list-item>
            <text:list-item>
              <text:p text:style-name="P21">反查拼音：打开此选项后，输入条上将标示单字的拼音读音。</text:p>
            </text:list-item>
            <text:list-item>
              <text:p text:style-name="P20">拼音：是否使用临时拼音输入。</text:p>
            </text:list-item>
            <text:list-item>
              <text:p text:style-name="P20">拼音键：如果“拼音”选项打开，则以该字母起头的输入按全拼处理。</text:p>
            </text:list-item>
            <text:list-item>
              <text:p text:style-name="P20">自动上屏：当输入达到最大码表且只有一个候选词时是否自动上屏。</text:p>
            </text:list-item>
            <text:list-item>
              <text:p text:style-name="P20">模糊：是否使用模糊(通配符)输入。</text:p>
            </text:list-item>
            <text:list-item>
              <text:p text:style-name="P20">模糊键：模糊键(能配符)。</text:p>
            </text:list-item>
            <text:list-item>
              <text:p text:style-name="P20">自动词组：是否使用自动组词功能(后面有详细说明)。</text:p>
            </text:list-item>
            <text:list-item>
              <text:p text:style-name="P20">自动词组长度：自动组词长度。</text:p>
            </text:list-item>
            <text:list-item>
              <text:p text:style-name="P20">词组参与自动造词：指定录入的词组是否参与自动组词。</text:p>
            </text:list-item>
            <text:list-item>
              <text:p text:style-name="P20">保存自动词组：设定自动生成的词组被选择多少次后才被保存。0表示不保存。</text:p>
            </text:list-item>
            <text:list-item>
              <text:p text:style-name="P20">精确匹配：是否只在候选字表中显示精确匹配的结果。</text:p>
            </text:list-item>
            <text:list-item>
              <text:p text:style-name="P20">提示编码：是否提示录入字/词的编码。</text:p>
            </text:list-item>
            <text:list-item>
              <text:p text:style-name="P20">符号：设置该选项则开启特殊符号输入功能。</text:p>
            </text:list-item>
            <text:list-item>
              <text:p text:style-name="P20">符号文件：特殊符号所在的文件。</text:p>
            </text:list-item>
          </text:list>
        </text:list-item>
      </text:list>
      <text:p text:style-name="P5"/>
      <text:p text:style-name="P5">码表输入法提供了两种在线造词方法(词组最长为10个汉字)：</text:p>
      <text:list text:style-name="L6">
        <text:list-item>
          <text:list>
            <text:list-item>
              <text:p text:style-name="P22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2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1024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3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5">键码=abcdefghijklmnopqrstuvwxyz;,./</text:p>
            <text:p text:style-name="P15">码长=4</text:p>
            <text:p text:style-name="P15">规避字符=;iuv</text:p>
            <text:p text:style-name="P15"/>
            <text:p text:style-name="P15">[组词规则]</text:p>
            <text:p text:style-name="P15">e2=p11+p12+p21+p22</text:p>
            <text:p text:style-name="P15">e3=p11+p21+p31+p32</text:p>
            <text:p text:style-name="P15">a4=p11+p21+p31+n11</text:p>
            <text:p text:style-name="P15">[数据]</text:p>
            <text:p text:style-name="P15">a 工</text:p>
            <text:p text:style-name="P15">aa 式</text:p>
            <text:p text:style-name="P15">aaa 工</text:p>
            <text:p text:style-name="P15">aaaa 工</text:p>
          </table:table-cell>
        </table:table-row>
      </table:table>
      <text:p text:style-name="P9"/>
      <text:p text:style-name="P5">说明如下：</text:p>
      <text:list text:style-name="L7">
        <text:list-item>
          <text:p text:style-name="P23">键码：表示该码表输入法需要用的键；</text:p>
        </text:list-item>
        <text:list-item>
          <text:p text:style-name="P23">码长：指该码表输入法最长码长；</text:p>
        </text:list-item>
        <text:list-item>
          <text:p text:style-name="P23">规避字符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3">[组词规则]：表示自动组词的规则，如果没该标志，则不能在线造词；</text:p>
        </text:list-item>
        <text:list-item>
          <text:p text:style-name="P23">[数据]：该标志以下为该码表输入法的数据，按“编码&lt;空格&gt;对应的汉字”。这部分无需排序。</text:p>
        </text:list-item>
      </text:list>
      <text:p text:style-name="P9"/>
      <text:p text:style-name="P24">组词规则：</text:p>
      <text:list text:style-name="L8">
        <text:list-item>
          <text:p text:style-name="P25">组词规则的数目应该比码长小1。</text:p>
        </text:list-item>
        <text:list-item>
          <text:p text:style-name="P25">等号左边为词组的汉字个数。其中e表示“等于”，a表示“大于等于”(只能有这两个设置)。</text:p>
        </text:list-item>
        <text:list-item>
          <text:p text:style-name="P25">等号右边为规则，其中p指正序，n指逆序。如p11指第一个字的第一个编码，n11则是指最后一个字的第一个编码。</text:p>
        </text:list-item>
      </text:list>
      <text:p text:style-name="P26"/>
      <text:p text:style-name="P26">按上述格式制作好编码后，利用txt2mb将其转换为fcitx需要的格式：</text:p>
      <text:p text:style-name="P26"/>
      <text:p text:style-name="P15"><text:s/>　　 　　./txt2mb &lt;源文件&gt; &lt;目标文件&gt;</text:p>
      <text:p text:style-name="P15"/>
      <text:p text:style-name="P5">然后将目标文件复制到~/.fcitx中，并在~./fcitx/tables.conf设置好。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9"/>
      <text:p text:style-name="P8">六、中文标点</text:p>
      <text:p text:style-name="P5">fcitx的中文标点由一个文本文件设置，您可以修改以满足自己的需要。该文件即/usr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15"/>
      <text:p text:style-name="P8">七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八、其它功能</text:p>
      <text:list text:style-name="L9">
        <text:list-item>
          <text:p text:style-name="P27">可以任意拖动fcitx显示的图标和输入条。</text:p>
        </text:list-item>
        <text:list-item>
          <text:p text:style-name="P27">可以用鼠标左键单击输入条的相应部分切换输入法/改变标点状态/改变全半角设置/改变GBK状态/改变联想状态。</text:p>
        </text:list-item>
        <text:list-item>
          <text:p text:style-name="P27">支持UTF8方式下的中文输入。</text:p>
        </text:list-item>
        <text:list-item>
          <text:p text:style-name="P27">在主窗口上按鼠标右键可以切换主窗口的显示模式。有两种：简洁模式和完整模式。</text:p>
        </text:list-item>
        <text:list-item>
          <text:p text:style-name="P27">按CTRL_5可以重新读取配置文件。向fcitx发送SIGHUP也可以重新读取配置文件。</text:p>
        </text:list-item>
        <text:list-item>
          <text:p text:style-name="P28">在联想方式下，按第二选择键输出半角空格，按第三选择键输出全角空格。</text:p>
        </text:list-item>
        <text:list-item>
          <text:p text:style-name="P28">单击企鹅图标可以打开/关闭输入法。</text:p>
        </text:list-item>
      </text:list>
      <text:p text:style-name="P9"/>
      <text:p text:style-name="P8">九、其它说明</text:p>
      <text:p text:style-name="P5">fcitx的五笔码表是标准的86五笔版码表，主要来自于cjkvinput项目，本人只是对其进行了一些排序，该项目在http://sourceforge.net/projects/cjkvinput。</text:p>
      <text:p text:style-name="P9"/>
      <text:p text:style-name="P8">九、致谢</text:p>
      <text:p text:style-name="P29"><text:span text:style-name="T10">本程序参考了rfinput-2.x的源码，在此向其作者Zhao yang(</text:span><text:a xlink:type="simple" xlink:href="mailto:zyang@redflag-linux.com"><text:span text:style-name="T11">zyang@redflag-linux.com</text:span></text:a><text:span text:style-name="T10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30">常见问题(FAQs)</text:p>
      <text:p text:style-name="P9"/>
      <text:list text:style-name="L10">
        <text:list-item>
          <text:p text:style-name="P31">编译时说找不到文件X11/Xlib.h</text:p>
        </text:list-item>
      </text:list>
      <text:p text:style-name="P32">这个信息是说编译程序没有找到X的头文件，一般是因为您没有安装X的开发包(在RH/MDK中名为XF*-devel-*或xorg-*-devel-*)。</text:p>
      <text:p text:style-name="P33"/>
      <text:list text:style-name="L10" text:continue-numbering="true">
        <text:list-item>
          <text:p text:style-name="P31">编译安装完成后，按ctrl_space无法打开fcitx的输入条啊？</text:p>
        </text:list-item>
      </text:list>
      <text:p text:style-name="P32">这个的原因有很多，比如fcitx没有启动，或是环境变量设置不正确。请参看说明文档的“环境配置”部分。如果还有问题，就给我写信或到linuxsir上去说吧。</text:p>
      <text:p text:style-name="P32"/>
      <text:list text:style-name="L10" text:continue-numbering="true">
        <text:list-item>
          <text:p text:style-name="P31">界面的颜色怎么那么难看？</text:p>
        </text:list-item>
      </text:list>
      <text:p text:style-name="P32">就是，我也这么认为。但我不知道什么样的颜色搭配才好，不过，您可以根据说明文档自己设置颜色，更改字体的大小。</text:p>
      <text:p text:style-name="P32"/>
      <text:list text:style-name="L10" text:continue-numbering="true">
        <text:list-item>
          <text:p text:style-name="P31">我将fcitx加到gnome的自动启动后，gnome怎么启动那么慢？</text:p>
        </text:list-item>
      </text:list>
      <text:p text:style-name="P32">把~/.gnome2/session-manual里面0,Priority=31的31换成50即可。</text:p>
      <text:p text:style-name="P32"/>
      <text:list text:style-name="L10" text:continue-numbering="true">
        <text:list-item>
          <text:p text:style-name="P31">安装好了fcitx，可是为什么没有五笔输入法啊？</text:p>
        </text:list-item>
      </text:list>
      <text:p text:style-name="P32">呵呵，您一定没有好好看说明文档了……</text:p>
      <text:p text:style-name="P34"/>
      <text:list text:style-name="L10" text:continue-numbering="true">
        <text:list-item>
          <text:p text:style-name="P31">在我的FC3上为什么不能用使用？</text:p>
        </text:list-item>
      </text:list>
      <text:p text:style-name="P32">FC3使用了IIIMF作为默认的输入接口，它与XIM不兼容。您可以利用它的配置工具将IIIMF停用，然后按配置XIM的方式配置FCITX即可。</text:p>
      <text:p text:style-name="P35"/>
      <text:list text:style-name="L10" text:continue-numbering="true">
        <text:list-item>
          <text:p text:style-name="P31">为什么我只按了一个键，输入条上却出现两个相同的字符？</text:p>
        </text:list-item>
      </text:list>
      <text:p text:style-name="P32">这个问题的原因还不清楚，应该不是fcitx的问题，可能是应用程序对XIM的支持出现问题。出现这个现象时，请在窗口管理器的标题栏按鼠标右键弹出系统菜单，然后按ctrl_space关闭输入法，重新回到应用程序就可以了。</text:p>
      <text:p text:style-name="P32"/>
      <text:list text:style-name="L10" text:continue-numbering="true">
        <text:list-item>
          <text:p text:style-name="P31">为什么我修改了配置文件却无法生效？</text:p>
        </text:list-item>
      </text:list>
      <text:p text:style-name="P32">这种情况一般是因为您使用gedit修改了配置文件。FCITX的配置文件的编码是GB2312，而gedit有时会强行将文件编码改为UTF8，这样FCITX将会采用默认配置。</text:p>
      <text:p text:style-name="P32"/>
      <text:list text:style-name="L10" text:continue-numbering="true">
        <text:list-item>
          <text:p text:style-name="P31">我发现了fcitx的BUG怎么办？</text:p>
        </text:list-item>
      </text:list>
      <text:p text:style-name="P36"><text:span text:style-name="T12">您可以将该BUG的情况贴在 </text:span><text:a xlink:type="simple" xlink:href="http://www.linuxsir.org/"><text:span text:style-name="T1">www.linuxsir.org</text:span></text:a><text:span text:style-name="T12"> 的输入法版块或是直接写信告诉我(</text:span><text:a xlink:type="simple" xlink:href="mailto:yuking_net@sohu.com"><text:span text:style-name="T1">yuking_net@sohu.com</text:span></text:a><text:span text:style-name="T12">)，我将尽快修正。</text:span></text:p>
      <text:p text:style-name="P32"/>
      <text:list text:style-name="L10" text:continue-numbering="true">
        <text:list-item>
          <text:p text:style-name="P31">我过去说过很多建议或意见，为什么新的版本还是老的样子？</text:p>
        </text:list-item>
      </text:list>
      <text:p text:style-name="P32">这个……不好意思，肯定是我忘记了，以后我一定会将意见归纳好的。请您给我写信再说说吧，yuking_net@sohu.com等着您呢！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该PDF文档由OpenOffice 2.0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87$Linux OpenOffice.org_project/680m87$Build-8889</meta:generator>
    <meta:creation-date>2004-09-05T16:02:08</meta:creation-date>
    <dc:date>2005-03-24T23:04:34</dc:date>
    <dc:language>en-US</dc:language>
    <meta:editing-cycles>139</meta:editing-cycles>
    <meta:editing-duration>PT6H15M2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9" meta:paragraph-count="315" meta:word-count="3456" meta:character-count="8353"/>
  </office:meta>
</office:document-meta>
</file>